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912" calcext:value-type="float">
            <text:p>114.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2992" calcext:value-type="float">
            <text:p>109.2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6504" calcext:value-type="float">
            <text:p>108.4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0802</text:p>
          </table:table-cell>
          <table:table-cell office:value-type="string" calcext:value-type="string">
            <text:p>TWDB:0640802</text:p>
          </table:table-cell>
          <table:table-cell office:value-type="string" calcext:value-type="string">
            <text:p>196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